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onnector draw:style-name="gr1" draw:text-style-name="P1" draw:layer="layout" draw:type="line" svg:x1="26.266cm" svg:y1="14.355cm" svg:x2="26.233cm" svg:y2="11.6cm" svg:d="M26266 14355l-33-2755" svg:viewBox="0 0 34 2756">
            <text:p/>
          </draw:connector>
          <draw:line draw:style-name="gr1" draw:text-style-name="P1" draw:layer="layout" svg:x1="26.9cm" svg:y1="14.379cm" svg:x2="26.275cm" svg:y2="13.793cm">
            <text:p/>
          </draw:line>
          <draw:line draw:style-name="gr1" draw:text-style-name="P1" draw:layer="layout" svg:x1="25.8cm" svg:y1="14.4cm" svg:x2="26.275cm" svg:y2="13.793cm">
            <text:p/>
          </draw:line>
        </draw:g>
        <draw:g>
          <draw:g>
            <draw:custom-shape draw:style-name="gr2" draw:text-style-name="P1" draw:layer="layout" svg:width="4.6cm" svg:height="2.5cm" draw:transform="rotate (-0.00209439510239331) translate (23.905cm 14.3cm)">
              <text:p text:style-name="P1">Warehouse</text:p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4.6cm" svg:height="2.5cm" draw:transform="rotate (-0.00209439510239331) translate (16.5cm 10.69cm)">
              <text:p text:style-name="P1">Order</text:p>
              <text:p text:style-name="P1">Product</text:p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4.6cm" svg:height="2.5cm" draw:transform="rotate (-0.00209439510239331) translate (24.005cm 9.09cm)">
              <text:p text:style-name="P1">Product</text:p>
              <text:p text:style-name="P1">Warehouse</text:p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4.6cm" svg:height="2.5cm" draw:transform="rotate (-0.00209439510239331) translate (9.805cm 13.89cm)">
              <text:p text:style-name="P1">orders</text:p>
              <draw:enhanced-geometry svg:viewBox="0 0 21600 21600" draw:type="rectangle" draw:enhanced-path="M 0 0 L 21600 0 21600 21600 0 21600 0 0 Z N"/>
            </draw:custom-shape>
          </draw:g>
          <draw:g>
            <draw:connector draw:style-name="gr1" draw:text-style-name="P1" draw:layer="layout" draw:type="line" svg:x1="26.228cm" svg:y1="8.989cm" svg:x2="26.265cm" svg:y2="4.586cm" svg:d="M26228 8989l37-4403" svg:viewBox="0 0 38 4404">
              <text:p/>
            </draw:connector>
            <draw:line draw:style-name="gr1" draw:text-style-name="P1" draw:layer="layout" svg:x1="26.9cm" svg:y1="8.973cm" svg:x2="26.271cm" svg:y2="8.088cm">
              <text:p/>
            </draw:line>
            <draw:line draw:style-name="gr1" draw:text-style-name="P1" draw:layer="layout" svg:x1="25.8cm" svg:y1="9cm" svg:x2="26.269cm" svg:y2="7.988cm">
              <text:p/>
            </draw:line>
          </draw:g>
          <draw:g>
            <draw:custom-shape draw:style-name="gr2" draw:text-style-name="P1" draw:layer="layout" svg:width="4.6cm" svg:height="2.5cm" draw:transform="rotate (-0.00209439510239331) translate (1.805cm 1.971cm)">
              <text:p text:style-name="P1">Pharmacist</text:p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4.6cm" svg:height="2.5cm" draw:transform="rotate (-0.00209439510239331) translate (9.4cm 2.1cm)">
              <text:p text:style-name="P1">prescription</text:p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4.6cm" svg:height="2.5cm" draw:transform="rotate (-0.00209439510239331) translate (9.505cm 7.89cm)">
              <text:p text:style-name="P1">Client ID</text:p>
              <draw:enhanced-geometry svg:viewBox="0 0 21600 21600" draw:type="rectangle" draw:enhanced-path="M 0 0 L 21600 0 21600 21600 0 21600 0 0 Z N"/>
            </draw:custom-shape>
            <draw:g>
              <draw:connector draw:style-name="gr1" draw:text-style-name="P1" draw:layer="layout" draw:type="line" svg:x1="9.382cm" svg:y1="3.387cm" svg:x2="6.405cm" svg:y2="3.232cm" svg:d="M9382 3387l-2977-155" svg:viewBox="0 0 2978 156">
                <text:p/>
              </draw:connector>
              <draw:line draw:style-name="gr1" draw:text-style-name="P1" draw:layer="layout" svg:x1="9.4cm" svg:y1="2.715cm" svg:x2="8.773cm" svg:y2="3.319cm">
                <text:p/>
              </draw:line>
              <draw:line draw:style-name="gr1" draw:text-style-name="P1" draw:layer="layout" svg:x1="9.37cm" svg:y1="3.814cm" svg:x2="8.706cm" svg:y2="3.318cm">
                <text:p/>
              </draw:line>
            </draw:g>
            <draw:g>
              <draw:connector draw:style-name="gr1" draw:text-style-name="P1" draw:layer="layout" draw:type="line" svg:x1="11.728cm" svg:y1="8cm" svg:x2="11.841cm" svg:y2="4.655cm" svg:d="M11728 8000l113-3345" svg:viewBox="0 0 114 3346">
                <text:p/>
              </draw:connector>
              <draw:line draw:style-name="gr1" draw:text-style-name="P1" draw:layer="layout" svg:x1="12.4cm" svg:y1="7.999cm" svg:x2="11.787cm" svg:y2="7.315cm">
                <text:p/>
              </draw:line>
              <draw:line draw:style-name="gr1" draw:text-style-name="P1" draw:layer="layout" svg:x1="11.3cm" svg:y1="7.999cm" svg:x2="11.787cm" svg:y2="7.239cm">
                <text:p/>
              </draw:line>
            </draw:g>
            <draw:custom-shape draw:style-name="gr2" draw:text-style-name="P1" draw:layer="layout" svg:width="4.6cm" svg:height="2.5cm" draw:transform="rotate (-0.00209439510239331) translate (16.805cm 2.19cm)">
              <text:p text:style-name="P1">Prescription </text:p>
              <text:p text:style-name="P1">Product</text:p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4.6cm" svg:height="2.5cm" draw:transform="rotate (-0.00209439510239331) translate (23.899cm 2.071cm)">
              <text:p text:style-name="P1">Product</text:p>
              <draw:enhanced-geometry svg:viewBox="0 0 21600 21600" draw:type="rectangle" draw:enhanced-path="M 0 0 L 21600 0 21600 21600 0 21600 0 0 Z N"/>
            </draw:custom-shape>
          </draw:g>
          <draw:g>
            <draw:connector draw:style-name="gr1" draw:text-style-name="P1" draw:layer="layout" draw:type="line" svg:x1="16.524cm" svg:y1="12.059cm" svg:x2="12.599cm" svg:y2="14.008cm" svg:d="M16524 12059l-3925 1949" svg:viewBox="0 0 3926 1950">
              <text:p/>
            </draw:connector>
            <draw:line draw:style-name="gr1" draw:text-style-name="P1" draw:layer="layout" svg:x1="16.4cm" svg:y1="11.4cm" svg:x2="15.726cm" svg:y2="12.422cm">
              <text:p/>
            </draw:line>
            <draw:line draw:style-name="gr1" draw:text-style-name="P1" draw:layer="layout" svg:x1="16.476cm" svg:y1="12.478cm" svg:x2="15.636cm" svg:y2="12.469cm">
              <text:p/>
            </draw:line>
          </draw:g>
          <draw:g>
            <draw:connector draw:style-name="gr1" draw:text-style-name="P1" draw:layer="layout" draw:type="line" svg:x1="21.04cm" svg:y1="11.947cm" svg:x2="23.9cm" svg:y2="10cm" svg:d="M21040 11947l2860-1947" svg:viewBox="0 0 2861 1948">
              <text:p/>
            </draw:connector>
            <draw:line draw:style-name="gr1" draw:text-style-name="P1" draw:layer="layout" svg:x1="21.001cm" svg:y1="12.578cm" svg:x2="21.623cm" svg:y2="11.583cm">
              <text:p/>
            </draw:line>
            <draw:line draw:style-name="gr1" draw:text-style-name="P1" draw:layer="layout" svg:x1="21.065cm" svg:y1="11.546cm" svg:x2="21.688cm" svg:y2="11.536cm">
              <text:p/>
            </draw:line>
          </draw:g>
        </draw:g>
        <draw:g>
          <draw:connector draw:style-name="gr1" draw:text-style-name="P1" draw:layer="layout" draw:type="line" svg:x1="21.534cm" svg:y1="3.349cm" svg:x2="23.9cm" svg:y2="3.479cm" svg:d="M21534 3349l2366 130" svg:viewBox="0 0 2367 131">
            <text:p/>
          </draw:connector>
          <draw:line draw:style-name="gr1" draw:text-style-name="P1" draw:layer="layout" svg:x1="21.489cm" svg:y1="3.98cm" svg:x2="22.016cm" svg:y2="3.391cm">
            <text:p/>
          </draw:line>
          <draw:line draw:style-name="gr1" draw:text-style-name="P1" draw:layer="layout" svg:x1="21.512cm" svg:y1="2.88cm" svg:x2="22.016cm" svg:y2="3.39cm">
            <text:p/>
          </draw:line>
        </draw:g>
        <draw:g>
          <draw:connector draw:style-name="gr1" draw:text-style-name="P1" draw:layer="layout" draw:type="line" svg:x1="16.762cm" svg:y1="3.432cm" svg:x2="13.9cm" svg:y2="3.341cm" svg:d="M16762 3432l-2862-91" svg:viewBox="0 0 2863 92">
            <text:p/>
          </draw:connector>
          <draw:line draw:style-name="gr1" draw:text-style-name="P1" draw:layer="layout" svg:x1="16.8cm" svg:y1="2.8cm" svg:x2="16.178cm" svg:y2="3.398cm">
            <text:p/>
          </draw:line>
          <draw:line draw:style-name="gr1" draw:text-style-name="P1" draw:layer="layout" svg:x1="16.799cm" svg:y1="3.9cm" svg:x2="16.178cm" svg:y2="3.39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09:05:03.358000000</meta:creation-date>
    <dc:date>2014-12-04T13:49:00.424000000</dc:date>
    <meta:editing-duration>PT28M42S</meta:editing-duration>
    <meta:editing-cycles>4</meta:editing-cycles>
    <meta:generator>LibreOffice/4.2.5.2$Windows_x86 LibreOffice_project/61cb170a04bb1f12e77c884eab9192be736ec5f5</meta:generator>
    <meta:document-statistic meta:object-count="44"/>
  </office:meta>
</office:document-meta>
</file>